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8">
            <text:p>8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5-28_18-28-25_000.mp4</text:p>
          </table:table-cell>
          <table:table-cell table:style-name="ce26" office:value-type="string">
            <text:p>:VIDEO / @自室 / 記録 / jap.flute / 演奏、play / R=1 / genre=melody,for=~,file-piece-id=~,memo=~,session=hour-18,recording-id=~,other=use:dai-kan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4];CONCATENATE([.C4];&quot; / &quot;;[.E2]))" office:value-type="string" office:string-value=":m 記録 / 身体 / 全身像 / 顔 / 様子 / time=夜；occasion=寝る直前：時計を撮影するとき：自撮りに設定されていた：オナニー用画像を見ていた">
            <text:p>:m 記録 / 身体 / 全身像 / 顔 / 様子 / time=夜；occasion=寝る直前：時計を撮影するとき：自撮りに設定されていた：オナニー用画像を見ていた</text:p>
          </table:table-cell>
          <table:table-cell table:style-name="ce10" table:formula="of:=RIGHT([.B2];[.K2])" office:value-type="string" office:string-value="mp4">
            <text:p>mp4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5-29_02-25-49_000.jpg</text:p>
          </table:table-cell>
          <table:table-cell table:style-name="ce26" office:value-type="string">
            <text:p>:m 記録 / 身体 / 全身像 / 顔 / 様子 / time=夜；occasion=寝る直前：時計を撮影するとき：自撮りに設定されていた：オナニー用画像を見ていた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記録 / 身体 / 全身像 / 顔 / 様子 / time=夜；occasion=寝る直前：時計を撮影するとき：自撮りに設定されていた：オナニー用画像を見ていた">
            <text:p>:m 記録 / 身体 / 全身像 / 顔 / 様子 / time=夜；occasion=寝る直前：時計を撮影するとき：自撮りに設定されていた：オナニー用画像を見ていた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5-29_02-25-52_000.jpg</text:p>
          </table:table-cell>
          <table:table-cell table:style-name="ce26" office:value-type="string">
            <text:p>:m 記録 / 身体 / 全身像 / 顔 / 様子 / time=夜；occasion=寝る直前：時計を撮影するとき：自撮りに設定されていた：オナニー用画像を見ていた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記録 / 身体 / 全身像 / 顔 / 様子 / time=夜；occasion=寝る直前：時計を撮影するとき：自撮りに設定されていた：オナニー用画像を見ていた">
            <text:p>:m 記録 / 身体 / 全身像 / 顔 / 様子 / time=夜；occasion=寝る直前：時計を撮影するとき：自撮りに設定されていた：オナニー用画像を見ていた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3-05-29_02-25-55_000.jpg</text:p>
          </table:table-cell>
          <table:table-cell table:style-name="ce26" office:value-type="string">
            <text:p>:m :PHOTO 寝た時刻 / 2023 / オナニー、未了、duration=40m時間ぐらい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寝た時刻 / 2023 / オナニー、未了、duration=40m時間ぐらい,other=~">
            <text:p>:m :PHOTO 寝た時刻 / 2023 / オナニー、未了、duration=40m時間ぐらい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 office:value-type="string">
            <text:p>2023-05-29_07-49-40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5-29_08-02-33_000.jpg</text:p>
          </table:table-cell>
          <table:table-cell table:style-name="ce26" office:value-type="string">
            <text:p>:m :haja,lets / action activity / やること / genre=~ / content=論語の閲読。絵も描き乍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:haja,lets / action activity / やること / genre=~ / content=論語の閲読。絵も描き乍,other=~">
            <text:p>:m :haja,lets / action activity / やること / genre=~ / content=論語の閲読。絵も描き乍,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 office:value-type="string">
            <text:p>2023-05-29_13-54-24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 office:value-type="string">
            <text:p>2023-05-29_16-55-00_000.jpg</text:p>
          </table:table-cell>
          <table:table-cell table:style-name="ce26" office:value-type="string">
            <text:p>:m #*# RES / JVEMV6 64#291_masatsu / 『摩擦の科学』 著者=河野彰夫,校注=~ / p.1:d-1#2 / w=チタン酸バリウム強誘電性セラミック,topic=~,publisher=~,other=~ / N+:閲読：d-2:d-id.JS7X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#*# RES / JVEMV6 64#291_masatsu / 『摩擦の科学』 著者=河野彰夫,校注=~ / p.1:d-1#2 / w=チタン酸バリウム強誘電性セラミック,topic=~,publisher=~,other=~ / N+:閲読：d-2:d-id.JS7X">
            <text:p>:m #*# RES / JVEMV6 64#291_masatsu / 『摩擦の科学』 著者=河野彰夫,校注=~ / p.1:d-1#2 / w=チタン酸バリウム強誘電性セラミック,topic=~,publisher=~,other=~ / N+:閲読：d-2:d-id.JS7X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float" office:value="0">
            <text:p>#VALUE!</text:p>
          </table:table-cell>
          <table:table-cell table:style-name="ce47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47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9">2023/05/29</text:date>, <text:time>17:44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5-29T17:44:56.10</dc:date>
    <dc:creator>iwabuchi ken</dc:creator>
    <meta:editing-duration>P56DT20H5M59S</meta:editing-duration>
    <meta:editing-cycles>18631</meta:editing-cycles>
    <meta:document-statistic meta:table-count="2" meta:cell-count="918" meta:object-count="0"/>
    <meta:user-defined meta:name="qrichtext">1</meta:user-defined>
  </office:meta>
</office:document-meta>
</file>